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Index">
      <style:paragraph-properties fo:text-align="center" style:justify-single-word="false"/>
    </style:style>
    <style:style style:name="P2" style:family="paragraph" style:parent-style-name="Text_20_body">
      <style:text-properties officeooo:rsid="00055e60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fo:font-size="24pt" style:font-size-asian="24pt" style:font-size-complex="24pt"/>
    </style:style>
    <style:style style:name="P7" style:family="paragraph" style:parent-style-name="Text_20_body">
      <style:text-properties officeooo:rsid="00055e60" officeooo:paragraph-rsid="000f734b"/>
    </style:style>
    <style:style style:name="P8" style:family="paragraph" style:parent-style-name="Text_20_body" style:list-style-name="L1">
      <style:text-properties officeooo:rsid="00055e60"/>
    </style:style>
    <style:style style:name="P9" style:family="paragraph" style:parent-style-name="Text_20_body" style:list-style-name="L2">
      <style:text-properties officeooo:rsid="00055e60"/>
    </style:style>
    <style:style style:name="P10" style:family="paragraph" style:parent-style-name="Heading_20_3">
      <style:text-properties officeooo:rsid="00055e60"/>
    </style:style>
    <style:style style:name="P11" style:family="paragraph" style:parent-style-name="Text_20_body" style:list-style-name="L3">
      <style:text-properties officeooo:rsid="00055e60"/>
    </style:style>
    <style:style style:name="P12" style:family="paragraph" style:parent-style-name="Text_20_body" style:list-style-name="L3">
      <style:text-properties officeooo:rsid="00055e60" officeooo:paragraph-rsid="000f734b"/>
    </style:style>
    <style:style style:name="P13" style:family="paragraph" style:parent-style-name="Text_20_body" style:list-style-name="L4">
      <style:text-properties officeooo:rsid="00055e60"/>
    </style:style>
    <style:style style:name="P14" style:family="paragraph" style:parent-style-name="Text_20_body" style:list-style-name="L5">
      <style:text-properties officeooo:rsid="00055e60"/>
    </style:style>
    <style:style style:name="P15" style:family="paragraph" style:parent-style-name="Heading_20_4">
      <style:text-properties officeooo:rsid="00055e60"/>
    </style:style>
    <style:style style:name="P16" style:family="paragraph" style:parent-style-name="Text_20_body" style:list-style-name="L6">
      <style:text-properties officeooo:rsid="00055e60"/>
    </style:style>
    <style:style style:name="P17" style:family="paragraph" style:parent-style-name="Text_20_body" style:list-style-name="L7">
      <style:text-properties officeooo:rsid="00055e60" officeooo:paragraph-rsid="000d26ee"/>
    </style:style>
    <style:style style:name="P18" style:family="paragraph" style:parent-style-name="Text_20_body" style:list-style-name="L7">
      <style:text-properties officeooo:rsid="00055e60"/>
    </style:style>
    <style:style style:name="P19" style:family="paragraph" style:parent-style-name="Text_20_body" style:list-style-name="L8">
      <style:text-properties officeooo:rsid="00055e60"/>
    </style:style>
    <style:style style:name="P20" style:family="paragraph" style:parent-style-name="Heading_20_2">
      <style:text-properties officeooo:rsid="00055e60" officeooo:paragraph-rsid="00181737"/>
    </style:style>
    <style:style style:name="P21" style:family="paragraph" style:parent-style-name="Text_20_body">
      <style:text-properties officeooo:rsid="00181737" officeooo:paragraph-rsid="00181737"/>
    </style:style>
    <style:style style:name="P22" style:family="paragraph" style:parent-style-name="Text_20_body">
      <style:text-properties style:font-name="Liberation Mono" fo:font-size="10pt" fo:font-weight="normal" officeooo:rsid="00181737" officeooo:paragraph-rsid="00181737" style:font-size-asian="10pt" style:font-weight-asian="normal" style:font-size-complex="10pt" style:font-weight-complex="normal"/>
    </style:style>
    <style:style style:name="P23" style:family="paragraph" style:parent-style-name="Text_20_body">
      <style:text-properties style:font-name="Liberation Mono" fo:font-size="10pt" officeooo:rsid="00181737" officeooo:paragraph-rsid="00181737" style:font-size-asian="10pt" style:font-size-complex="10pt"/>
    </style:style>
    <style:style style:name="P24" style:family="paragraph" style:parent-style-name="Text_20_body" style:list-style-name="L9">
      <style:text-properties style:font-name="Liberation Mono" officeooo:rsid="00181737"/>
    </style:style>
    <style:style style:name="P25" style:family="paragraph" style:parent-style-name="Preformatted_20_Text">
      <style:text-properties officeooo:rsid="00055e60"/>
    </style:style>
    <style:style style:name="P26" style:family="paragraph" style:parent-style-name="Preformatted_20_Text">
      <style:paragraph-properties fo:margin-top="0cm" fo:margin-bottom="0.499cm" style:contextual-spacing="false"/>
      <style:text-properties officeooo:rsid="00055e60"/>
    </style:style>
    <style:style style:name="P27" style:family="paragraph" style:parent-style-name="Text_20_body" style:list-style-name="L10">
      <style:text-properties officeooo:rsid="00055e60"/>
    </style:style>
    <style:style style:name="P28" style:family="paragraph" style:parent-style-name="Text_20_body" style:list-style-name="L11">
      <style:text-properties officeooo:rsid="00055e60" officeooo:paragraph-rsid="0010ae7a"/>
    </style:style>
    <style:style style:name="P29" style:family="paragraph" style:parent-style-name="Text_20_body" style:list-style-name="L12">
      <style:text-properties officeooo:rsid="0011e5a6" officeooo:paragraph-rsid="0011e5a6"/>
    </style:style>
    <style:style style:name="P30" style:family="paragraph" style:parent-style-name="Text_20_body" style:list-style-name="L12">
      <style:text-properties officeooo:paragraph-rsid="0012616c"/>
    </style:style>
    <style:style style:name="P31" style:family="paragraph" style:parent-style-name="Text_20_body" style:list-style-name="L12">
      <style:text-properties officeooo:paragraph-rsid="0011e5a6"/>
    </style:style>
    <style:style style:name="P32" style:family="paragraph" style:parent-style-name="Text_20_body" style:list-style-name="L13">
      <style:text-properties officeooo:rsid="00055e60"/>
    </style:style>
    <style:style style:name="P33" style:family="paragraph" style:parent-style-name="Heading_20_4">
      <style:paragraph-properties fo:margin-top="0cm" fo:margin-bottom="0.247cm" style:contextual-spacing="false" fo:line-height="115%"/>
      <style:text-properties officeooo:rsid="00055e60"/>
    </style:style>
    <style:style style:name="P34" style:family="paragraph" style:parent-style-name="Text_20_body" style:list-style-name="L14">
      <style:text-properties officeooo:rsid="00055e60"/>
    </style:style>
    <style:style style:name="P35" style:family="paragraph" style:parent-style-name="Text_20_body" style:list-style-name="L14">
      <style:text-properties officeooo:rsid="00055e60" officeooo:paragraph-rsid="00131231"/>
    </style:style>
    <style:style style:name="P36" style:family="paragraph" style:parent-style-name="Text_20_body" style:list-style-name="L14">
      <style:text-properties officeooo:rsid="00055e60" officeooo:paragraph-rsid="00143d84"/>
    </style:style>
    <style:style style:name="P37" style:family="paragraph" style:parent-style-name="Text_20_body" style:list-style-name="L15">
      <style:text-properties officeooo:rsid="00055e60"/>
    </style:style>
    <style:style style:name="P38" style:family="paragraph" style:parent-style-name="Text_20_body" style:list-style-name="L15">
      <style:text-properties officeooo:rsid="00055e60" officeooo:paragraph-rsid="00131231"/>
    </style:style>
    <style:style style:name="P39" style:family="paragraph" style:parent-style-name="Text_20_body" style:list-style-name="L16">
      <style:text-properties officeooo:rsid="00055e60"/>
    </style:style>
    <style:style style:name="P40" style:family="paragraph" style:parent-style-name="Preformatted_20_Text">
      <style:paragraph-properties fo:margin-top="0cm" fo:margin-bottom="0.247cm" style:contextual-spacing="false" fo:line-height="115%"/>
      <style:text-properties officeooo:rsid="00055e60"/>
    </style:style>
    <style:style style:name="P41" style:family="paragraph" style:parent-style-name="Text_20_body" style:list-style-name="L17">
      <style:text-properties officeooo:rsid="00055e60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0e08ec" style:font-size-asian="24pt" style:font-weight-asian="bold" style:font-size-complex="24pt" style:font-weight-complex="bold"/>
    </style:style>
    <style:style style:name="T3" style:family="text">
      <style:text-properties officeooo:rsid="000c7866"/>
    </style:style>
    <style:style style:name="T4" style:family="text">
      <style:text-properties officeooo:rsid="000907fb"/>
    </style:style>
    <style:style style:name="T5" style:family="text">
      <style:text-properties officeooo:rsid="000f734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817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officeooo:rsid="0010ae7a"/>
    </style:style>
    <style:style style:name="T11" style:family="text">
      <style:text-properties fo:font-weight="bold" officeooo:rsid="0010ae7a" style:font-weight-asian="bold" style:font-weight-complex="bold"/>
    </style:style>
    <style:style style:name="T12" style:family="text">
      <style:text-properties officeooo:rsid="0011e5a6"/>
    </style:style>
    <style:style style:name="T13" style:family="text">
      <style:text-properties officeooo:rsid="0012616c"/>
    </style:style>
    <style:style style:name="T14" style:family="text">
      <style:text-properties officeooo:rsid="00131231"/>
    </style:style>
    <style:style style:name="T15" style:family="text">
      <style:text-properties fo:font-weight="bold" officeooo:rsid="00131231" style:font-weight-asian="bold" style:font-weight-complex="bold"/>
    </style:style>
    <style:style style:name="T16" style:family="text">
      <style:text-properties style:font-name="Liberation Serif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53_784333870"/><text:span text:style-name="T1">Dokumentacja </text:span><text:span text:style-name="T2">a</text:span><text:span text:style-name="T1">plikacji VRT Tires</text:span><text:bookmark-end text:name="__RefHeading___Toc253_784333870"/></text:p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Spis treści</text:p>
          </text:index-title>
          <text:p text:style-name="P3"><text:a xlink:type="simple" xlink:href="#__RefHeading___Toc255_784333870" text:style-name="Index_20_Link" text:visited-style-name="Index_20_Link">Aplikacja mobilna<text:tab/>1</text:a></text:p>
          <text:p text:style-name="P3"><text:a xlink:type="simple" xlink:href="#__RefHeading___Toc257_784333870" text:style-name="Index_20_Link" text:visited-style-name="Index_20_Link">Zakładka "Odczyt"<text:tab/>1</text:a></text:p>
          <text:p text:style-name="P3"><text:a xlink:type="simple" xlink:href="#__RefHeading___Toc259_784333870" text:style-name="Index_20_Link" text:visited-style-name="Index_20_Link">Zakładka "Opona"<text:tab/>2</text:a></text:p>
          <text:p text:style-name="P4"><text:a xlink:type="simple" xlink:href="#__RefHeading___Toc261_784333870" text:style-name="Index_20_Link" text:visited-style-name="Index_20_Link">Zatwierdzanie ustawień:<text:tab/>2</text:a></text:p>
          <text:p text:style-name="P3"><text:a xlink:type="simple" xlink:href="#__RefHeading___Toc263_784333870" text:style-name="Index_20_Link" text:visited-style-name="Index_20_Link">Zakładka "Ustawienia"<text:tab/>2</text:a></text:p>
          <text:p text:style-name="P4"><text:a xlink:type="simple" xlink:href="#__RefHeading___Toc265_784333870" text:style-name="Index_20_Link" text:visited-style-name="Index_20_Link">Zmiana ustawień:<text:tab/>2</text:a></text:p>
          <text:p text:style-name="P3"><text:a xlink:type="simple" xlink:href="#__RefHeading___Toc271_784333870" text:style-name="Index_20_Link" text:visited-style-name="Index_20_Link">Zarządzanie stanem aplikacji<text:tab/>2</text:a></text:p>
          <text:p text:style-name="P5"><text:a xlink:type="simple" xlink:href="#__RefHeading___Toc273_784333870" text:style-name="Index_20_Link" text:visited-style-name="Index_20_Link">Status połączenia:<text:tab/>2</text:a></text:p>
          <text:p text:style-name="P5"><text:a xlink:type="simple" xlink:href="#__RefHeading___Toc275_784333870" text:style-name="Index_20_Link" text:visited-style-name="Index_20_Link">Status zatwierdzania parametrów:<text:tab/>3</text:a></text:p>
          <text:p text:style-name="P5"><text:a xlink:type="simple" xlink:href="#__RefHeading___Toc277_784333870" text:style-name="Index_20_Link" text:visited-style-name="Index_20_Link">Status zapisanych ustawień:<text:tab/>3</text:a></text:p>
          <text:p text:style-name="P3"><text:a xlink:type="simple" xlink:href="#__RefHeading___Toc2256_375175158%20kopia%201" text:style-name="Index_20_Link" text:visited-style-name="Index_20_Link">Konfiguracja aplikacji<text:tab/>3</text:a></text:p>
          <text:p text:style-name="P4"><text:a xlink:type="simple" xlink:href="#__RefHeading___Toc2165_1442822932" text:style-name="Index_20_Link" text:visited-style-name="Index_20_Link">Opis ustawień aplikacji:<text:tab/>3</text:a></text:p>
          <text:p text:style-name="P3"><text:a xlink:type="simple" xlink:href="#__RefHeading___Toc2254_375175158" text:style-name="Index_20_Link" text:visited-style-name="Index_20_Link">Serwer HTTP na urządzeniu pomiarowym<text:tab/>4</text:a></text:p>
          <text:p text:style-name="P3"><text:a xlink:type="simple" xlink:href="#__RefHeading___Toc2256_375175158" text:style-name="Index_20_Link" text:visited-style-name="Index_20_Link">Konfiguracja serwera<text:tab/>4</text:a></text:p>
          <text:p text:style-name="P4"><text:a xlink:type="simple" xlink:href="#__RefHeading___Toc3411_375175158" text:style-name="Index_20_Link" text:visited-style-name="Index_20_Link">Przykładowy plik konfiguracyjny:<text:tab/>4</text:a></text:p>
          <text:p text:style-name="P4"><text:a xlink:type="simple" xlink:href="#__RefHeading___Toc2258_375175158" text:style-name="Index_20_Link" text:visited-style-name="Index_20_Link">Szczegóły konfiguracji:<text:tab/>4</text:a></text:p>
          <text:p text:style-name="P3"><text:a xlink:type="simple" xlink:href="#__RefHeading___Toc2260_375175158" text:style-name="Index_20_Link" text:visited-style-name="Index_20_Link">Działanie serwera<text:tab/>5</text:a></text:p>
          <text:p text:style-name="P3"><text:a xlink:type="simple" xlink:href="#__RefHeading___Toc2266_375175158" text:style-name="Index_20_Link" text:visited-style-name="Index_20_Link">Uruchomienie serwera<text:tab/>5</text:a></text:p>
          <text:p text:style-name="P3"><text:a xlink:type="simple" xlink:href="#__RefHeading___Toc3413_375175158" text:style-name="Index_20_Link" text:visited-style-name="Index_20_Link">Protokół komunikacji<text:tab/>5</text:a></text:p>
          <text:p text:style-name="P5"><text:a xlink:type="simple" xlink:href="#__RefHeading___Toc3415_375175158" text:style-name="Index_20_Link" text:visited-style-name="Index_20_Link">GET /update - Zdarzenia o dostępnych nowych obrazach<text:tab/>5</text:a></text:p>
          <text:p text:style-name="P5"><text:a xlink:type="simple" xlink:href="#__RefHeading___Toc3417_375175158" text:style-name="Index_20_Link" text:visited-style-name="Index_20_Link">GET /image - Pobieranie obrazu<text:tab/>5</text:a></text:p>
          <text:p text:style-name="P5"><text:a xlink:type="simple" xlink:href="#__RefHeading___Toc3419_375175158" text:style-name="Index_20_Link" text:visited-style-name="Index_20_Link">POST /tire-settings - Przesyłanie ustawień opony<text:tab/>6</text:a></text:p>
        </text:index-body>
      </text:table-of-content>
      <text:p text:style-name="P2"/>
      <text:h text:style-name="P6" text:outline-level="2"><text:bookmark-start text:name="__RefHeading___Toc255_784333870"/>Aplikacja mobilna<text:bookmark-end text:name="__RefHeading___Toc255_784333870"/></text:h>
      <text:p text:style-name="P7"><text:span text:style-name="Strong_20_Emphasis">VRT Tires</text:span> to aplikacja mobilna <text:span text:style-name="T3">komunikująca się z serwerem HTTP zainstalowanym na urządzeniu pomiarowym. Aplikacja </text:span>która umożliwia ładowanie odczytów z urządzenia pomiarowego bieżnika opon. Odczyty są przesyłane z urządzenia przez protokół HTTP. Aplikacja jest podzielona na trzy główne zakładki: <text:span text:style-name="Strong_20_Emphasis">"Odczyt"</text:span>, <text:span text:style-name="Strong_20_Emphasis">"Opona"</text:span>, i <text:span text:style-name="Strong_20_Emphasis">"Ustawienia"</text:span>, z których każda pełni różne funkcje związane z zarządzaniem danymi oraz konfiguracją urządzenia.</text:p>
      <text:h text:style-name="Heading_20_2" text:outline-level="2"><text:bookmark-start text:name="__RefHeading___Toc257_784333870"/>Zakładka "Odczyt"<text:bookmark-end text:name="__RefHeading___Toc257_784333870"/></text:h>
      <text:p text:style-name="P2">Zakładka <text:span text:style-name="Strong_20_Emphasis">"Odczyt"</text:span> umożliwia wyświetlanie odczytów <text:span text:style-name="T4">pomiaru</text:span> z urządzenia pomiarowego.</text:p>
      <text:list text:style-name="L1">
        <text:list-item>
          <text:p text:style-name="P8"><text:span text:style-name="Strong_20_Emphasis">Połączenie z urządzeniem</text:span>:</text:p>
          <text:list>
            <text:list-item>
              <text:p text:style-name="P8">Aplikacja łączy się z urządzeniem za pomocą protokołu HTTP.</text:p>
            </text:list-item>
            <text:list-item>
              <text:p text:style-name="P8">Jeśli połączenie zostało pomyślnie nawiązane, na ekranie pojawia się zielony pasek z napisem <text:span text:style-name="Strong_20_Emphasis">"Połączono"</text:span>.</text:p>
            </text:list-item>
            <text:list-item>
              <text:p text:style-name="P8">W przypadku problemu z połączeniem, pojawia się czerwony pasek z napisem <text:span text:style-name="Strong_20_Emphasis">"Błąd połączenia"</text:span>.</text:p>
            </text:list-item>
          </text:list>
        </text:list-item>
      </text:list>
      <text:p text:style-name="P2"><text:soft-page-break/></text:p>
      <text:list text:continue-numbering="true" text:style-name="L1">
        <text:list-item>
          <text:p text:style-name="P8"><text:span text:style-name="Strong_20_Emphasis">Aktualizacja obrazu</text:span>:</text:p>
          <text:list>
            <text:list-item>
              <text:p text:style-name="P8">Po nawiązaniu połączenia, obrazek przedstawiający odczyt z urządzenia jest automatycznie <text:span text:style-name="Strong_20_Emphasis">aktualizowany w czasie rzeczywistym</text:span>.</text:p>
            </text:list-item>
          </text:list>
        </text:list-item>
      </text:list>
      <text:h text:style-name="Heading_20_2" text:outline-level="2"><text:bookmark-start text:name="__RefHeading___Toc259_784333870"/>Zakładka "Opona"<text:bookmark-end text:name="__RefHeading___Toc259_784333870"/></text:h>
      <text:p text:style-name="P2">W zakładce znajdują się trzy suwaki, za pomocą których użytkownik może zmienić te parametry:</text:p>
      <text:list text:style-name="L2">
        <text:list-item>
          <text:p text:style-name="P9"><text:span text:style-name="Strong_20_Emphasis">Szerokość</text:span>: Umożliwia ustawienie szerokości opony w milimetrach.</text:p>
        </text:list-item>
        <text:list-item>
          <text:p text:style-name="P9"><text:span text:style-name="Strong_20_Emphasis">Profil</text:span>: Pozwala ustawić profil opony.</text:p>
        </text:list-item>
        <text:list-item>
          <text:p text:style-name="P9"><text:span text:style-name="Strong_20_Emphasis">Średnica</text:span>: Pozwala ustawić średnicę opony w calach.</text:p>
        </text:list-item>
      </text:list>
      <text:h text:style-name="P10" text:outline-level="3"><text:bookmark-start text:name="__RefHeading___Toc261_784333870"/>Zatwierdzanie ustawień:<text:bookmark-end text:name="__RefHeading___Toc261_784333870"/></text:h>
      <text:list text:style-name="L3">
        <text:list-item>
          <text:p text:style-name="P11">Aby zatwierdzić zmiany, użytkownik musi kliknąć przycisk <text:span text:style-name="Strong_20_Emphasis">"Zatwierdź"</text:span>.</text:p>
        </text:list-item>
        <text:list-item>
          <text:p text:style-name="P11">Jeśli parametry zostały zmienione <text:span text:style-name="T5">w aplikacji</text:span>, ale nie zostały zatwierdzone, na górze ekranu pojawi się pasek z napisem <text:span text:style-name="Strong_20_Emphasis">"Niezatwierdzone parametry"</text:span>.</text:p>
        </text:list-item>
        <text:list-item>
          <text:p text:style-name="P12">Po zatwierdzeniu parametrów, <text:span text:style-name="T5">zostaje podjęta próba wysłania parametrów na serwer.</text:span> <text:span text:style-name="T5">Jeśli parametry zostaną poprawnie wysłane, wyświetli</text:span> się zielony pasek z napisem <text:span text:style-name="Strong_20_Emphasis">"Zatwierdzono parametry"</text:span>, informujący o sukcesie. <text:span text:style-name="T5">Jeżeli nie uda się wysłać parametrów pojawi <text:s/>się czerwony pasek z napisem </text:span><text:span text:style-name="Strong_20_Emphasis">"Nie udało się zatwierdzić parametrów"</text:span><text:span text:style-name="Strong_20_Emphasis"><text:span text:style-name="T6">.</text:span></text:span></text:p>
        </text:list-item>
      </text:list>
      <text:h text:style-name="Heading_20_2" text:outline-level="2"><text:bookmark-start text:name="__RefHeading___Toc263_784333870"/>Zakładka "Ustawienia"<text:bookmark-end text:name="__RefHeading___Toc263_784333870"/></text:h>
      <text:p text:style-name="P2">Zakładka <text:span text:style-name="Strong_20_Emphasis">"Ustawienia"</text:span> umożliwia konfigurację parametrów połączenia z urządzeniem pomiarowym:</text:p>
      <text:list text:style-name="L4">
        <text:list-item>
          <text:p text:style-name="P13"><text:span text:style-name="Strong_20_Emphasis">IP urządzenia</text:span></text:p>
        </text:list-item>
        <text:list-item>
          <text:p text:style-name="P13"><text:span text:style-name="Strong_20_Emphasis">PORT urządzenia</text:span></text:p>
        </text:list-item>
      </text:list>
      <text:h text:style-name="P10" text:outline-level="3"><text:bookmark-start text:name="__RefHeading___Toc265_784333870"/>Zmiana ustawień:<text:bookmark-end text:name="__RefHeading___Toc265_784333870"/></text:h>
      <text:list text:style-name="L5">
        <text:list-item>
          <text:p text:style-name="P14">Jeśli użytkownik zmieni jakiekolwiek ustawienia (IP lub PORT), na górze ekranu pojawi się <text:span text:style-name="Strong_20_Emphasis">szary pasek</text:span> z napisem <text:span text:style-name="Strong_20_Emphasis">"Niezapisane ustawienia"</text:span>.</text:p>
        </text:list-item>
        <text:list-item>
          <text:p text:style-name="P14">Aby zapisać zmiany, użytkownik musi kliknąć przycisk <text:span text:style-name="Strong_20_Emphasis">"Zapisz"</text:span>. Po <text:span text:style-name="T4">kliknięciu</text:span>, aplikacja wyświetli okno potwierdzenia, które należy zatwierdzić, aby zmiany zostały zapisane.</text:p>
        </text:list-item>
      </text:list>
      <text:h text:style-name="Heading_20_2" text:outline-level="2"><text:bookmark-start text:name="__RefHeading___Toc271_784333870"/>Zarządzanie stanem aplikacji<text:bookmark-end text:name="__RefHeading___Toc271_784333870"/></text:h>
      <text:h text:style-name="P15" text:outline-level="4"><text:bookmark-start text:name="__RefHeading___Toc273_784333870"/>Status połączenia:<text:bookmark-end text:name="__RefHeading___Toc273_784333870"/></text:h>
      <text:list text:style-name="L6">
        <text:list-item>
          <text:p text:style-name="P16"><text:span text:style-name="Strong_20_Emphasis">Połączono</text:span> - Zielony pasek informujący o pomyślnym połączeniu z urządzeniem.</text:p>
        </text:list-item>
        <text:list-item>
          <text:p text:style-name="P16"><text:span text:style-name="Strong_20_Emphasis">Błąd połączenia</text:span> - Czerwony pasek informujący o problemach z połączeniem.</text:p>
        </text:list-item>
      </text:list>
      <text:h text:style-name="P15" text:outline-level="4"><text:bookmark-start text:name="__RefHeading___Toc275_784333870"/><text:soft-page-break/>Status zatwierdzania parametrów:<text:bookmark-end text:name="__RefHeading___Toc275_784333870"/></text:h>
      <text:list text:style-name="L7">
        <text:list-item>
          <text:p text:style-name="P17"><text:span text:style-name="Strong_20_Emphasis">Nie</text:span><text:span text:style-name="Strong_20_Emphasis"><text:span text:style-name="T5">z</text:span></text:span><text:span text:style-name="Strong_20_Emphasis">atwierdzone parametry</text:span> - Szary pasek informujący, że zmiany parametrów opony nie zostały jeszcze zatwierdzone.</text:p>
        </text:list-item>
        <text:list-item>
          <text:p text:style-name="P18"><text:span text:style-name="Strong_20_Emphasis">Zatwierdzono parametry</text:span> - Zielony pasek informujący, że zmiany zostały pomyślnie zatwierdzone.</text:p>
        </text:list-item>
      </text:list>
      <text:h text:style-name="P15" text:outline-level="4"><text:bookmark-start text:name="__RefHeading___Toc277_784333870"/>Status zapisanych ustawień:<text:bookmark-end text:name="__RefHeading___Toc277_784333870"/></text:h>
      <text:list text:style-name="L8">
        <text:list-item>
          <text:p text:style-name="P19"><text:span text:style-name="Strong_20_Emphasis">Niezapisane ustawienia</text:span> - Szary pasek informujący, że zmiany w ustawieniach (IP, PORT) nie zostały jeszcze zapisane.</text:p>
        </text:list-item>
        <text:list-item>
          <text:p text:style-name="P19">Po zapisaniu ustawień, aplikacja wyświetli komunikat potwierdzający pomyślne zapisanie.</text:p>
        </text:list-item>
      </text:list>
      <text:h text:style-name="P20" text:outline-level="2"><text:bookmark-start text:name="__RefHeading___Toc2256_375175158 kopia 1"/>Konfiguracja <text:span text:style-name="T7">aplikacji</text:span><text:bookmark-end text:name="__RefHeading___Toc2256_375175158 kopia 1"/></text:h>
      <text:p text:style-name="P21">Domyślne ustawienia aplikacji można ustawić w pliku <text:span text:style-name="T8">res/raw/default_config.json</text:span><text:span text:style-name="T6">. Konfiguracja jest zapisywana przez aplikację w pliku </text:span><text:span text:style-name="T8">config.json</text:span><text:span text:style-name="T6"> w plikach wewnętrznych aplikacji. Domyślne ustawienia aplikacji:</text:span></text:p>
      <text:p text:style-name="P22">{</text:p>
      <text:p text:style-name="P22"><text:s text:c="2"/>"deviceIp": "172.20.0.226",</text:p>
      <text:p text:style-name="P22"><text:s text:c="2"/>"devicePort": 8080,</text:p>
      <text:p text:style-name="P22"><text:s text:c="2"/>"minTireWidth": 135,</text:p>
      <text:p text:style-name="P22"><text:s text:c="2"/>"maxTireWidth": 355,</text:p>
      <text:p text:style-name="P22"><text:s text:c="2"/>"minTireProfile": 30,</text:p>
      <text:p text:style-name="P22"><text:s text:c="2"/>"maxTireProfile": 85,</text:p>
      <text:p text:style-name="P22"><text:s text:c="2"/>"minTireDiameter": 12,</text:p>
      <text:p text:style-name="P22"><text:s text:c="2"/>"maxTireDiameter": 24</text:p>
      <text:p text:style-name="P23"><text:span text:style-name="T6">}</text:span></text:p>
      <text:h text:style-name="Heading_20_3" text:outline-level="3"><text:bookmark-start text:name="__RefHeading___Toc2165_1442822932"/>Opis ustawień aplikacji:<text:bookmark-end text:name="__RefHeading___Toc2165_1442822932"/></text:h>
      <text:list text:style-name="L9">
        <text:list-item>
          <text:p text:style-name="P24"><text:span text:style-name="Strong_20_Emphasis"><text:span text:style-name="T9">deviceIp</text:span></text:span><text:span text:style-name="T9"> – adres IP urządzenia pomiarowego.</text:span></text:p>
        </text:list-item>
        <text:list-item>
          <text:p text:style-name="P24"><text:span text:style-name="Strong_20_Emphasis"><text:span text:style-name="T9">devicePort</text:span></text:span><text:span text:style-name="T9"> – port, na którym urządzenie nasłuchuje połączeń.</text:span></text:p>
        </text:list-item>
        <text:list-item>
          <text:p text:style-name="P24"><text:span text:style-name="Strong_20_Emphasis"><text:span text:style-name="T9">minTireWidth</text:span></text:span><text:span text:style-name="T9"> – minimalna szerokość opony (w mm).</text:span></text:p>
        </text:list-item>
        <text:list-item>
          <text:p text:style-name="P24"><text:span text:style-name="Strong_20_Emphasis"><text:span text:style-name="T9">maxTireWidth</text:span></text:span><text:span text:style-name="T9"> – maksymalna szerokość opony (w mm).</text:span></text:p>
        </text:list-item>
        <text:list-item>
          <text:p text:style-name="P24"><text:span text:style-name="Strong_20_Emphasis"><text:span text:style-name="T9">minTireProfile</text:span></text:span><text:span text:style-name="T9"> – minimalny profil opony (w %).</text:span></text:p>
        </text:list-item>
        <text:list-item>
          <text:p text:style-name="P24"><text:span text:style-name="Strong_20_Emphasis"><text:span text:style-name="T9">maxTireProfile</text:span></text:span><text:span text:style-name="T9"> – maksymalny profil opony (w %).</text:span></text:p>
        </text:list-item>
        <text:list-item>
          <text:p text:style-name="P24"><text:span text:style-name="Strong_20_Emphasis"><text:span text:style-name="T9">minTireDiameter</text:span></text:span><text:span text:style-name="T9"> – minimalna średnica opony (w calach).</text:span></text:p>
        </text:list-item>
        <text:list-item>
          <text:p text:style-name="P24"><text:span text:style-name="Strong_20_Emphasis"><text:span text:style-name="T9">maxTireDiameter</text:span></text:span><text:span text:style-name="T9"> – maksymalna średnica opony (w calach).</text:span></text:p>
        </text:list-item>
      </text:list>
      <text:h text:style-name="P6" text:outline-level="2"><text:bookmark-start text:name="__RefHeading___Toc2254_375175158"/><text:soft-page-break/>Serwer HTTP na urządzeniu pomiarowym<text:bookmark-end text:name="__RefHeading___Toc2254_375175158"/></text:h>
      <text:p text:style-name="P2">Serwer HTTP działający na urządzeniu pomiarowym jest odpowiedzialny za udostępnianie danych pomiarowych oraz umożliwienie komunikacji z aplikacją mobilną. Działa w systemie Linux i współpracuje z urządzeniem pomiarowym, które wykonuje pomiary bieżnika opon. Komunikacja z aplikacją mobilną odbywa się za pośrednictwem protokołu HTTP, a dane są przesyłane z użyciem standardowych metod GET i POST. <text:span text:style-name="T10">Komunikacja z oprogramowaniem urządzenia pomiarowego odbywa się za pomocą mechanizmu pipe w systemie Linux.</text:span></text:p>
      <text:h text:style-name="Heading_20_2" text:outline-level="2"><text:bookmark-start text:name="__RefHeading___Toc2256_375175158"/>Konfiguracja serwera<text:bookmark-end text:name="__RefHeading___Toc2256_375175158"/></text:h>
      <text:p text:style-name="P2">Serwer jest konfigurowany za pomocą pliku <text:span text:style-name="T11">config.yml</text:span>, w którym określane są najważniejsze parametry, takie jak adres hosta, port serwera oraz ścieżki do pipe'ów, przez które przesyłane są dane.</text:p>
      <text:h text:style-name="Heading_20_3" text:outline-level="3"><text:bookmark-start text:name="__RefHeading___Toc3411_375175158"/><text:span text:style-name="Strong_20_Emphasis">Przykładowy plik konfiguracyjny:</text:span><text:bookmark-end text:name="__RefHeading___Toc3411_375175158"/></text:h>
      <text:p text:style-name="P25"><text:span text:style-name="Source_20_Text">server:</text:span></text:p>
      <text:p text:style-name="P25"><text:span text:style-name="Source_20_Text"><text:s text:c="2"/>host: '0.0.0.0'</text:span></text:p>
      <text:p text:style-name="P25"><text:span text:style-name="Source_20_Text"><text:s text:c="2"/>port: 8080</text:span></text:p>
      <text:p text:style-name="P25"><text:span text:style-name="Source_20_Text">pipe:</text:span></text:p>
      <text:p text:style-name="P25"><text:span text:style-name="Source_20_Text"><text:s text:c="2"/>image:</text:span></text:p>
      <text:p text:style-name="P25"><text:span text:style-name="Source_20_Text"><text:s text:c="4"/>path: '/home/pi/vrttires/image_pipe'</text:span></text:p>
      <text:p text:style-name="P25"><text:span text:style-name="Source_20_Text"><text:s text:c="2"/>tire-settings:</text:span></text:p>
      <text:p text:style-name="P26"><text:span text:style-name="Source_20_Text"><text:s text:c="4"/>path: '/home/pi/vrttires/tire_settings_pipe'</text:span></text:p>
      <text:h text:style-name="Heading_20_3" text:outline-level="3"><text:bookmark-start text:name="__RefHeading___Toc2258_375175158"/>Szczegóły konfiguracji:<text:bookmark-end text:name="__RefHeading___Toc2258_375175158"/></text:h>
      <text:list xml:id="list1779778042" text:style-name="L10">
        <text:list-item>
          <text:p text:style-name="P27"><text:span text:style-name="Strong_20_Emphasis">Serwer</text:span>:</text:p>
          <text:list>
            <text:list-item>
              <text:p text:style-name="P27"><text:span text:style-name="Strong_20_Emphasis">host:</text:span> Określa adres IP, na którym serwer nasłuchuje przychodzące połączenia. Ustawienie <text:span text:style-name="Source_20_Text">'0.0.0.0'</text:span> oznacza, że serwer będzie nasłuchiwał na wszystkich dostępnych interfejsach sieciowych urządzenia.</text:p>
            </text:list-item>
            <text:list-item>
              <text:p text:style-name="P27"><text:span text:style-name="Strong_20_Emphasis">port:</text:span> Port, na którym serwer będzie oczekiwał połączeń. W przykładowej konfiguracji jest to port 8080.</text:p>
            </text:list-item>
          </text:list>
        </text:list-item>
        <text:list-item>
          <text:p text:style-name="P27"><text:span text:style-name="Strong_20_Emphasis">Pipe</text:span>:</text:p>
        </text:list-item>
      </text:list>
      <text:list text:style-name="L11">
        <text:list-item>
          <text:list>
            <text:list-item>
              <text:p text:style-name="P28"><text:span text:style-name="Strong_20_Emphasis">image:</text:span> Ścieżka do pipe'a, przez <text:span text:style-name="T10">urządzenie pomiarowe przesyła odczyty w formie obrazów</text:span>. <text:span text:style-name="T10">Serwer udostępnia te odczyty na adresie</text:span> HTTP GET <text:span text:style-name="Source_20_Text"><text:span text:style-name="T8">/image</text:span></text:span>.</text:p>
            </text:list-item>
          </text:list>
        </text:list-item>
      </text:list>
      <text:list text:continue-list="list1779778042" text:style-name="L10">
        <text:list-item>
          <text:list>
            <text:list-item>
              <text:p text:style-name="P27"><text:span text:style-name="Strong_20_Emphasis">tire-settings:</text:span> Ścieżka do pipe'a, <text:span text:style-name="T10">do którego serwer wysyła parametry opony.</text:span> Te dane są przesyłane przez aplikację mobilną na <text:span text:style-name="T10">adres</text:span> HTTP POST <text:span text:style-name="Source_20_Text"><text:span text:style-name="T8">/tire-settings</text:span></text:span> w formacie JSON. Ustawienia dotyczą parametrów opony takich jak szerokość, profil i średnica.</text:p>
            </text:list-item>
          </text:list>
        </text:list-item>
      </text:list>
      <text:h text:style-name="Heading_20_2" text:outline-level="2"><text:soft-page-break/></text:h>
      <text:h text:style-name="Heading_20_2" text:outline-level="2"><text:bookmark-start text:name="__RefHeading___Toc2260_375175158"/>Działanie serwera<text:bookmark-end text:name="__RefHeading___Toc2260_375175158"/></text:h>
      <text:p text:style-name="P2">Serwer działa na urządzeniu pomiarowym, nasłuchując na określonym porcie i oczekując na zapytania HTTP od aplikacji mobilnej. <text:span text:style-name="T12">Serwer udostępnia 3 adresy:</text:span></text:p>
      <text:list text:style-name="L12">
        <text:list-item>
          <text:p text:style-name="P29">GET /update - wysyła do aplikacji zdarzenia gdy nowe zdjęcie będzie dostępne do pobrania. Są to zdarzenia SSE - Server-sent events.</text:p>
        </text:list-item>
        <text:list-item>
          <text:p text:style-name="P30"><text:span text:style-name="T12">GET /image - </text:span><text:span text:style-name="T13">e</text:span>ndpoint umożliwia pobranie obrazu pomiarowego z urządzenia. Obraz jest zwracany w formacie binarnym.</text:p>
        </text:list-item>
        <text:list-item>
          <text:p text:style-name="P31"><text:span text:style-name="T12">POST /tire-settings - </text:span><text:span text:style-name="T13">e</text:span>ndpoint umożliwia przesyłanie ustawień opony (szerokość, profil, średnica) do serwera w formacie JSON. </text:p>
        </text:list-item>
      </text:list>
      <text:p text:style-name="P2">Serwer jest odpowiedzialny za dwie główne funkcje:</text:p>
      <text:list text:style-name="L13">
        <text:list-item>
          <text:p text:style-name="P32"><text:span text:style-name="Strong_20_Emphasis">Udostępnianie obrazów pomiarowych</text:span> - Serwer zwraca obrazy z urządzenia pomiarowego, które aplikacja mobilna może pobrać na żądanie.</text:p>
        </text:list-item>
        <text:list-item>
          <text:p text:style-name="P32"><text:span text:style-name="Strong_20_Emphasis">Przyjmowanie ustawień opony</text:span> - Serwer odbiera ustawienia opony, takie jak średnica, profil i szerokość, przesyłane z aplikacji mobilnej, i zapisuje je do odpowiedniego pipe'a.</text:p>
        </text:list-item>
      </text:list>
      <text:h text:style-name="Heading_20_2" text:outline-level="2"><text:bookmark-start text:name="__RefHeading___Toc2266_375175158"/>Uruchomienie serwera<text:bookmark-end text:name="__RefHeading___Toc2266_375175158"/></text:h>
      <text:p text:style-name="P2">Serwer działa na systemie Linux, a plik konfiguracyjny zawiera wszystkie istotne ustawienia dotyczące jego funkcjonowania. Aby serwer mógł poprawnie działać, konieczne jest zapewnienie odpowiednich uprawnień do zapisu i odczytu z określonych pipe'ów. <text:span text:style-name="T13">Pipe’y muszą zostać utworzone przed uruchomieniem serwera.</text:span> Dodatkowo, należy upewnić się, że wszystkie zależności zostały zainstalowane i są dostępne w systemie.</text:p>
      <text:h text:style-name="P6" text:outline-level="2"><text:bookmark-start text:name="__RefHeading___Toc3413_375175158"/>Protokół komunikacji<text:bookmark-end text:name="__RefHeading___Toc3413_375175158"/></text:h>
      <text:p text:style-name="P2">Protokół komunikacji między aplikacją mobilną VRT Tires a serwerem HTTP działającym na urządzeniu pomiarowym opiera się na wymianie danych za pomocą metod HTTP: <text:span text:style-name="Source_20_Text">GET</text:span> i <text:span text:style-name="Source_20_Text">POST</text:span>. Wszystkie operacje są realizowane przez protokół HTTP, a dane są przesyłane w formacie JSON lub binarnym, w zależności od typu operacji.</text:p>
      <text:h text:style-name="P33" text:outline-level="4"><text:bookmark-start text:name="__RefHeading___Toc3415_375175158"/><text:span text:style-name="Strong_20_Emphasis">GET /update</text:span> - Zdarzenia o dostępnych nowych obrazach<text:bookmark-end text:name="__RefHeading___Toc3415_375175158"/></text:h>
      <text:list text:style-name="L14">
        <text:list-item>
          <text:p text:style-name="P34"><text:span text:style-name="Strong_20_Emphasis">Opis</text:span>: Endpoint ten przesyła do aplikacji mobilnej zdarzenia informujące o dostępności nowych obrazów pomiarowych.</text:p>
        </text:list-item>
        <text:list-item>
          <text:p text:style-name="P34"><text:span text:style-name="Strong_20_Emphasis">Typ komunikacji</text:span>: Server-Sent Events (SSE).</text:p>
        </text:list-item>
        <text:list-item>
          <text:p text:style-name="P35"><text:span text:style-name="Strong_20_Emphasis">Metoda HTTP</text:span>: <text:span text:style-name="Source_20_Text"><text:span text:style-name="T14">GET</text:span></text:span></text:p>
        </text:list-item>
        <text:list-item>
          <text:p text:style-name="P36"><text:span text:style-name="Strong_20_Emphasis">Format odpowiedzi</text:span>: <text:span text:style-name="T14">Zdarzenia o treści </text:span><text:span text:style-name="T15">"data: new image available".</text:span></text:p>
        </text:list-item>
      </text:list>
      <text:h text:style-name="P33" text:outline-level="4"><text:bookmark-start text:name="__RefHeading___Toc3417_375175158"/><text:span text:style-name="Strong_20_Emphasis">GET /image</text:span> - Pobieranie obrazu<text:bookmark-end text:name="__RefHeading___Toc3417_375175158"/></text:h>
      <text:list text:style-name="L15">
        <text:list-item>
          <text:p text:style-name="P37"><text:span text:style-name="Strong_20_Emphasis">Opis</text:span>: Endpoint służy do pobierania obrazu pomiarowego z urządzenia.</text:p>
        </text:list-item>
        <text:list-item>
          <text:p text:style-name="P38"><text:soft-page-break/><text:span text:style-name="Strong_20_Emphasis">Metoda HTTP</text:span>: <text:span text:style-name="Source_20_Text"><text:span text:style-name="T14">GET</text:span></text:span></text:p>
        </text:list-item>
        <text:list-item>
          <text:p text:style-name="P37"><text:span text:style-name="Strong_20_Emphasis"><text:span text:style-name="T14">Odpowiedź</text:span></text:span>: <text:span text:style-name="T14">Obraz odczytu. </text:span><text:span text:style-name="Strong_20_Emphasis"><text:span text:style-name="T16">Content-Type</text:span></text:span><text:span text:style-name="T9">: </text:span><text:span text:style-name="Source_20_Text"><text:span text:style-name="T9">image/png</text:span></text:span> (obraz w formacie binarnym).</text:p>
        </text:list-item>
      </text:list>
      <text:h text:style-name="P33" text:outline-level="4"><text:bookmark-start text:name="__RefHeading___Toc3419_375175158"/><text:span text:style-name="Strong_20_Emphasis">POST /tire-settings</text:span> - Przesyłanie ustawień opony<text:bookmark-end text:name="__RefHeading___Toc3419_375175158"/></text:h>
      <text:list text:style-name="L16">
        <text:list-item>
          <text:p text:style-name="P39"><text:span text:style-name="Strong_20_Emphasis">Opis</text:span>: Endpoint ten umożliwia aplikacji mobilnej przesyłanie ustawień opony do serwera. Parametry obejmują szerokość, profil oraz średnicę opony.</text:p>
        </text:list-item>
        <text:list-item>
          <text:p text:style-name="P39"><text:span text:style-name="Strong_20_Emphasis">Metoda HTTP</text:span>: <text:span text:style-name="Source_20_Text">POST</text:span></text:p>
        </text:list-item>
        <text:list-item>
          <text:p text:style-name="P39"><text:span text:style-name="Strong_20_Emphasis"><text:span text:style-name="T14">Zawartość zapytania</text:span></text:span>: JSON zawierający parametry opony <text:span text:style-name="T14">w formacie</text:span>:</text:p>
        </text:list-item>
      </text:list>
      <text:p text:style-name="P40"><text:span text:style-name="Source_20_Text">{</text:span></text:p>
      <text:p text:style-name="P40"><text:span text:style-name="Source_20_Text"><text:s text:c="2"/>"width": 205,</text:span></text:p>
      <text:p text:style-name="P40"><text:span text:style-name="Source_20_Text"><text:s text:c="2"/>"profile": 55,</text:span></text:p>
      <text:p text:style-name="P40"><text:span text:style-name="Source_20_Text"><text:s text:c="2"/>"diameter": 16</text:span></text:p>
      <text:p text:style-name="P40"><text:span text:style-name="Source_20_Text">}</text:span></text:p>
      <text:list text:style-name="L17">
        <text:list-item>
          <text:p text:style-name="P41"><text:span text:style-name="Strong_20_Emphasis">Opis danych</text:span>:</text:p>
          <text:list>
            <text:list-item>
              <text:p text:style-name="P41"><text:span text:style-name="Source_20_Text"><text:span text:style-name="T9">width</text:span></text:span><text:span text:style-name="T9"> - szerokość opony w milimetrach.</text:span></text:p>
            </text:list-item>
            <text:list-item>
              <text:p text:style-name="P41"><text:span text:style-name="Source_20_Text"><text:span text:style-name="T9">profile</text:span></text:span><text:span text:style-name="T9"> - profil opony (procentowy stosunek wysokości do szerokości).</text:span></text:p>
            </text:list-item>
            <text:list-item>
              <text:p text:style-name="P41"><text:span text:style-name="Source_20_Text"><text:span text:style-name="T9">diameter</text:span></text:span><text:span text:style-name="T9"> - średnica opony w calach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4T14:06:26.134859200</meta:creation-date>
    <dc:date>2025-07-16T11:51:51.809468600</dc:date>
    <meta:editing-duration>PT2H12M</meta:editing-duration>
    <meta:editing-cycles>8</meta:editing-cycles>
    <meta:generator>LibreOffice/25.2.4.3$Windows_X86_64 LibreOffice_project/33e196637044ead23f5c3226cde09b47731f7e27</meta:generator>
    <meta:print-date>2025-07-16T11:52:59.565273700</meta:print-date>
    <meta:printed-by>Pliki PDF</meta:printed-by>
    <meta:document-statistic meta:table-count="0" meta:image-count="0" meta:object-count="0" meta:page-count="6" meta:paragraph-count="135" meta:word-count="1186" meta:character-count="8750" meta:non-whitespace-character-count="7706"/>
  </office:meta>
</office:document-meta>
</file>